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7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number-columns-repeated="1015" table:default-cell-style-name="ce1"/>
        <table:table-row table:style-name="ro1">
          <table:table-cell/>
          <table:table-cell office:value-type="string">
            <text:p>x wert</text:p>
          </table:table-cell>
          <table:table-cell table:formula="of:=[.B2]/100" office:value-type="float" office:value="19.2">
            <text:p>19,2</text:p>
          </table:table-cell>
          <table:table-cell table:number-columns-repeated="3"/>
          <table:table-cell office:value-type="string">
            <text:p>y werte</text:p>
          </table:table-cell>
          <table:table-cell table:formula="of:=[.G2]/100" office:value-type="float" office:value="10.8">
            <text:p>10,8</text:p>
          </table:table-cell>
          <table:table-cell table:style-name="ce3"/>
          <table:table-cell table:number-columns-repeated="1015"/>
        </table:table-row>
        <table:table-row table:style-name="ro2">
          <table:table-cell office:value-type="string">
            <text:p>summen px</text:p>
          </table:table-cell>
          <table:table-cell office:value-type="float" office:value="1920">
            <text:p>1920</text:p>
          </table:table-cell>
          <table:table-cell/>
          <table:table-cell office:value-type="string">
            <text:p>Summen %</text:p>
          </table:table-cell>
          <table:table-cell/>
          <table:table-cell office:value-type="string">
            <text:p>summen px</text:p>
          </table:table-cell>
          <table:table-cell office:value-type="float" office:value="1080">
            <text:p>1080</text:p>
          </table:table-cell>
          <table:table-cell table:formula="of:=([.G2]-900)/4" office:value-type="float" office:value="45">
            <text:p>45</text:p>
          </table:table-cell>
          <table:table-cell office:value-type="string">
            <text:p>Summen %</text:p>
          </table:table-cell>
          <table:table-cell table:number-columns-repeated="1015"/>
        </table:table-row>
        <table:table-row table:style-name="ro1">
          <table:table-cell table:formula="of:=SUM([.B3])" office:value-type="float" office:value="45">
            <text:p>45</text:p>
          </table:table-cell>
          <table:table-cell table:style-name="ce2" office:value-type="float" office:value="45">
            <text:p>45</text:p>
          </table:table-cell>
          <table:table-cell table:formula="of:=[.B3]/[.C1]" office:value-type="float" office:value="2.34375">
            <text:p>2,34375</text:p>
          </table:table-cell>
          <table:table-cell table:style-name="ce2" table:formula="of:=SUM([.C3])" office:value-type="float" office:value="2.34375">
            <text:p>2,34375</text:p>
          </table:table-cell>
          <table:table-cell table:style-name="ce2"/>
          <table:table-cell table:formula="of:=SUM([.G3])" office:value-type="float" office:value="45">
            <text:p>45</text:p>
          </table:table-cell>
          <table:table-cell table:formula="of:=[.H2]" office:value-type="float" office:value="45">
            <text:p>45</text:p>
          </table:table-cell>
          <table:table-cell table:formula="of:=[.G3]/[.H1]" office:value-type="float" office:value="4.16666666666667">
            <text:p>4,1666666667</text:p>
          </table:table-cell>
          <table:table-cell table:style-name="ce2" table:formula="of:=SUM([.H3])" office:value-type="float" office:value="4.16666666666667">
            <text:p>4,1666666667</text:p>
          </table:table-cell>
          <table:table-cell table:number-columns-repeated="1015"/>
        </table:table-row>
        <table:table-row table:style-name="ro1">
          <table:table-cell table:formula="of:=SUM([.B3:.B4])" office:value-type="float" office:value="345">
            <text:p>345</text:p>
          </table:table-cell>
          <table:table-cell office:value-type="float" office:value="300">
            <text:p>300</text:p>
          </table:table-cell>
          <table:table-cell table:formula="of:=[.B4]/[.C1]" office:value-type="float" office:value="15.625">
            <text:p>15,625</text:p>
          </table:table-cell>
          <table:table-cell table:formula="of:=SUM([.C3:.C4])" office:value-type="float" office:value="17.96875">
            <text:p>17,96875</text:p>
          </table:table-cell>
          <table:table-cell/>
          <table:table-cell table:formula="of:=SUM([.G3:.G4])" office:value-type="float" office:value="345">
            <text:p>345</text:p>
          </table:table-cell>
          <table:table-cell office:value-type="float" office:value="300">
            <text:p>300</text:p>
          </table:table-cell>
          <table:table-cell table:formula="of:=[.G4]/[.H1]" office:value-type="float" office:value="27.7777777777778">
            <text:p>27,7777777778</text:p>
          </table:table-cell>
          <table:table-cell table:style-name="ce2" table:formula="of:=SUM([.H3:.H4])" office:value-type="float" office:value="31.9444444444444">
            <text:p>31,9444444444</text:p>
          </table:table-cell>
          <table:table-cell table:number-columns-repeated="1015"/>
        </table:table-row>
        <table:table-row table:style-name="ro1">
          <table:table-cell table:formula="of:=SUM([.B3:.B5])" office:value-type="float" office:value="810">
            <text:p>810</text:p>
          </table:table-cell>
          <table:table-cell office:value-type="float" office:value="465">
            <text:p>465</text:p>
          </table:table-cell>
          <table:table-cell table:formula="of:=[.B5]/[.C1]" office:value-type="float" office:value="24.21875">
            <text:p>24,21875</text:p>
          </table:table-cell>
          <table:table-cell table:formula="of:=SUM([.C3:.C5])" office:value-type="float" office:value="42.1875">
            <text:p>42,1875</text:p>
          </table:table-cell>
          <table:table-cell/>
          <table:table-cell table:formula="of:=SUM([.G3:.G5])" office:value-type="float" office:value="390">
            <text:p>390</text:p>
          </table:table-cell>
          <table:table-cell table:formula="of:=[.H2]" office:value-type="float" office:value="45">
            <text:p>45</text:p>
          </table:table-cell>
          <table:table-cell table:formula="of:=[.G5]/[.H1]" office:value-type="float" office:value="4.16666666666667">
            <text:p>4,1666666667</text:p>
          </table:table-cell>
          <table:table-cell table:style-name="ce2" table:formula="of:=SUM([.H3:.H5])" office:value-type="float" office:value="36.1111111111111">
            <text:p>36,1111111111</text:p>
          </table:table-cell>
          <table:table-cell table:number-columns-repeated="1015"/>
        </table:table-row>
        <table:table-row table:style-name="ro1">
          <table:table-cell table:formula="of:=SUM([.B3:.B6])" office:value-type="float" office:value="1110">
            <text:p>1110</text:p>
          </table:table-cell>
          <table:table-cell office:value-type="float" office:value="300">
            <text:p>300</text:p>
          </table:table-cell>
          <table:table-cell table:formula="of:=[.B6]/[.C1]" office:value-type="float" office:value="15.625">
            <text:p>15,625</text:p>
          </table:table-cell>
          <table:table-cell table:formula="of:=SUM([.C3:.C6])" office:value-type="float" office:value="57.8125">
            <text:p>57,8125</text:p>
          </table:table-cell>
          <table:table-cell/>
          <table:table-cell table:formula="of:=SUM([.G3:.G6])" office:value-type="float" office:value="690">
            <text:p>690</text:p>
          </table:table-cell>
          <table:table-cell office:value-type="float" office:value="300">
            <text:p>300</text:p>
          </table:table-cell>
          <table:table-cell table:formula="of:=[.G6]/[.H1]" office:value-type="float" office:value="27.7777777777778">
            <text:p>27,7777777778</text:p>
          </table:table-cell>
          <table:table-cell table:style-name="ce2" table:formula="of:=SUM([.H3:.H6])" office:value-type="float" office:value="63.8888888888889">
            <text:p>63,8888888889</text:p>
          </table:table-cell>
          <table:table-cell table:number-columns-repeated="1015"/>
        </table:table-row>
        <table:table-row table:style-name="ro1">
          <table:table-cell table:formula="of:=SUM([.B3:.B7])" office:value-type="float" office:value="1575">
            <text:p>1575</text:p>
          </table:table-cell>
          <table:table-cell office:value-type="float" office:value="465">
            <text:p>465</text:p>
          </table:table-cell>
          <table:table-cell table:formula="of:=[.B7]/[.C1]" office:value-type="float" office:value="24.21875">
            <text:p>24,21875</text:p>
          </table:table-cell>
          <table:table-cell table:formula="of:=SUM([.C3:.C7])" office:value-type="float" office:value="82.03125">
            <text:p>82,03125</text:p>
          </table:table-cell>
          <table:table-cell/>
          <table:table-cell table:formula="of:=SUM([.G3:.G7])" office:value-type="float" office:value="735">
            <text:p>735</text:p>
          </table:table-cell>
          <table:table-cell table:formula="of:=[.H2]" office:value-type="float" office:value="45">
            <text:p>45</text:p>
          </table:table-cell>
          <table:table-cell table:formula="of:=[.G7]/[.H1]" office:value-type="float" office:value="4.16666666666667">
            <text:p>4,1666666667</text:p>
          </table:table-cell>
          <table:table-cell table:style-name="ce2" table:formula="of:=SUM([.H3:.H7])" office:value-type="float" office:value="68.0555555555555">
            <text:p>68,0555555556</text:p>
          </table:table-cell>
          <table:table-cell table:number-columns-repeated="1015"/>
        </table:table-row>
        <table:table-row table:style-name="ro1">
          <table:table-cell table:formula="of:=SUM([.B3:.B8])" office:value-type="float" office:value="1875">
            <text:p>1875</text:p>
          </table:table-cell>
          <table:table-cell office:value-type="float" office:value="300">
            <text:p>300</text:p>
          </table:table-cell>
          <table:table-cell table:formula="of:=[.B8]/[.C1]" office:value-type="float" office:value="15.625">
            <text:p>15,625</text:p>
          </table:table-cell>
          <table:table-cell table:formula="of:=SUM([.C3:.C8])" office:value-type="float" office:value="97.65625">
            <text:p>97,65625</text:p>
          </table:table-cell>
          <table:table-cell/>
          <table:table-cell table:formula="of:=SUM([.G3:.G8])" office:value-type="float" office:value="1035">
            <text:p>1035</text:p>
          </table:table-cell>
          <table:table-cell office:value-type="float" office:value="300">
            <text:p>300</text:p>
          </table:table-cell>
          <table:table-cell table:formula="of:=[.G8]/[.H1]" office:value-type="float" office:value="27.7777777777778">
            <text:p>27,7777777778</text:p>
          </table:table-cell>
          <table:table-cell table:style-name="ce2" table:formula="of:=SUM([.H3:.H8])" office:value-type="float" office:value="95.8333333333333">
            <text:p>95,8333333333</text:p>
          </table:table-cell>
          <table:table-cell table:number-columns-repeated="1015"/>
        </table:table-row>
        <table:table-row table:style-name="ro1">
          <table:table-cell table:formula="of:=SUM([.B3:.B9])" office:value-type="float" office:value="1920">
            <text:p>1920</text:p>
          </table:table-cell>
          <table:table-cell office:value-type="float" office:value="45">
            <text:p>45</text:p>
          </table:table-cell>
          <table:table-cell table:formula="of:=[.B9]/[.C1]" office:value-type="float" office:value="2.34375">
            <text:p>2,34375</text:p>
          </table:table-cell>
          <table:table-cell table:formula="of:=SUM([.C3:.C9])" office:value-type="float" office:value="100">
            <text:p>100</text:p>
          </table:table-cell>
          <table:table-cell/>
          <table:table-cell table:formula="of:=SUM([.G3:.G9])" office:value-type="float" office:value="1080">
            <text:p>1080</text:p>
          </table:table-cell>
          <table:table-cell table:formula="of:=[.H2]" office:value-type="float" office:value="45">
            <text:p>45</text:p>
          </table:table-cell>
          <table:table-cell table:formula="of:=[.G9]/[.H1]" office:value-type="float" office:value="4.16666666666667">
            <text:p>4,1666666667</text:p>
          </table:table-cell>
          <table:table-cell table:style-name="ce2" table:formula="of:=SUM([.H3:.H9])" office:value-type="float" office:value="100">
            <text:p>100</text:p>
          </table:table-cell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16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B2]/[.C19]" office:value-type="float" office:value="120">
            <text:p>120</text:p>
          </table:table-cell>
          <table:table-cell table:formula="of:=[.G2]/[.D19]" office:value-type="float" office:value="120">
            <text:p>120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roh</meta:initial-creator>
    <meta:creation-date>2014-06-15T19:35:23</meta:creation-date>
    <dc:date>2014-06-16T13:54:36</dc:date>
    <dc:creator>Michael Groh</dc:creator>
    <meta:editing-duration>PT15H17M38S</meta:editing-duration>
    <meta:editing-cycles>3</meta:editing-cycles>
    <meta:generator>LibreOffice/3.5$Linux_X86_64 LibreOffice_project/350m1$Build-2</meta:generator>
    <meta:document-statistic meta:table-count="3" meta:cell-count="71" meta:object-count="0"/>
  </office:meta>
</office:document-meta>
</file>